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/>
    </style:style>
    <style:style style:name="T1" style:family="text">
      <style:text-properties style:font-weight-asian="bold"/>
    </style:style>
    <style:style style:name="T2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++の標準入力（<text:span text:style-name="Source_20_Text">cin</text:span>）周りは、普段ゲームエンジン（Unreal C++, Unity C#）を使っていると、**「文字列分割（Split）がない」「改行コードの扱いが面倒」**という罠にハマりやすく、ここで時間を食うのは非常にもったいないです。</text:p>
      <text:p text:style-name="Text_20_body">テスト環境（Track/Codility）で即座に使える、**「基本形」から「実務的なパース（分割）」**までを、コピペして使えるレベルで体系化しました。</text:p>
      <text:p text:style-name="Text_20_body">これを手元に置いておけば、入力周りで躓くことはありません。</text:p>
      <text:p text:style-name="Horizontal_20_Line"/>
      <text:h text:style-name="Heading_20_3" text:outline-level="3"><text:s/>0. 【必須】高速化のおまじない</text:h>
      <text:p text:style-name="Text_20_body">C++の<text:span text:style-name="Source_20_Text">cin</text:span>はデフォルトだと安全のために<text:span text:style-name="Source_20_Text">printf</text:span>などと同期をとっており、これが<text:span text:style-name="T1">非常に遅い</text:span>です。 大量の入力がある場合、これがないだけでTLE（時間切れ）になる可能性があります。<text:span text:style-name="Source_20_Text"><text:span text:style-name="T2">main</text:span></text:span><text:span text:style-name="T1">関数の先頭に必ず入れてください。</text:span></text:p>
      <text:p text:style-name="Text_20_body">C++</text:p>
      <text:p text:style-name="Preformatted_20_Text"><text:span text:style-name="Source_20_Text">int main() {</text:span></text:p>
      <text:p text:style-name="Preformatted_20_Text"><text:span text:style-name="Source_20_Text"><text:s text:c="4"/>// Cのstdioとの同期を切る（高速化）</text:span></text:p>
      <text:p text:style-name="Preformatted_20_Text"><text:span text:style-name="Source_20_Text"><text:s text:c="4"/>std::ios::sync_with_stdio(false);</text:span></text:p>
      <text:p text:style-name="Preformatted_20_Text"><text:span text:style-name="Source_20_Text"><text:s text:c="4"/>// cinとcoutの結合を切る（高速化）</text:span></text:p>
      <text:p text:style-name="Preformatted_20_Text"><text:span text:style-name="Source_20_Text"><text:s text:c="4"/>std::cin.tie(nullptr);</text:span></text:p>
      <text:p text:style-name="Preformatted_20_Text"/>
      <text:p text:style-name="Preformatted_20_Text"><text:span text:style-name="Source_20_Text"><text:s text:c="4"/>// ...処理...</text:span></text:p>
      <text:p text:style-name="Preformatted_20_Text"><text:span text:style-name="Source_20_Text"><text:s text:c="4"/>return 0;</text:span></text:p>
      <text:p text:style-name="P2"><text:span text:style-name="Source_20_Text">}</text:span></text:p>
      <text:p text:style-name="Horizontal_20_Line"/>
      <text:h text:style-name="Heading_20_3" text:outline-level="3">1. 基本パターン：数値と固定長の配列</text:h>
      <text:p text:style-name="Text_20_body">最もよく出る「数値を読み取って、その回数分ループする」パターンです。</text:p>
      <text:p text:style-name="Text_20_body">C++</text:p>
      <text:p text:style-name="Preformatted_20_Text"><text:span text:style-name="Source_20_Text">// パターンA: 整数 N と、それに続く N 個の整数</text:span></text:p>
      <text:p text:style-name="Preformatted_20_Text"><text:span text:style-name="Source_20_Text">// 入力例:</text:span></text:p>
      <text:p text:style-name="Preformatted_20_Text"><text:span text:style-name="Source_20_Text">// 5</text:span></text:p>
      <text:p text:style-name="Preformatted_20_Text"><text:span text:style-name="Source_20_Text">// 10 20 30 40 50</text:span></text:p>
      <text:p text:style-name="Preformatted_20_Text"/>
      <text:p text:style-name="Preformatted_20_Text"><text:span text:style-name="Source_20_Text">int N;</text:span></text:p>
      <text:p text:style-name="Preformatted_20_Text"><text:span text:style-name="Source_20_Text">cin &gt;&gt; N; // 最初の数を取得</text:span></text:p>
      <text:p text:style-name="Preformatted_20_Text"/>
      <text:p text:style-name="Preformatted_20_Text"><text:span text:style-name="Source_20_Text">vector&lt;int&gt; A(N);</text:span></text:p>
      <text:p text:style-name="Preformatted_20_Text"><text:span text:style-name="Source_20_Text">for (int i = 0; i &lt; N; ++i) {</text:span></text:p>
      <text:p text:style-name="Preformatted_20_Text"><text:span text:style-name="Source_20_Text"><text:s text:c="4"/>cin &gt;&gt; A[i]; // 空白や改行は自動でスキップされるので安心</text:span></text:p>
      <text:p text:style-name="P2"><text:span text:style-name="Source_20_Text">}</text:span></text:p>
      <text:p text:style-name="Horizontal_20_Line"/>
      <text:h text:style-name="Heading_20_3" text:outline-level="3">2. 罠対策パターン：数値の後に文字列行を読む</text:h>
      <text:p text:style-name="Text_20_body"><text:span text:style-name="T1">これが最大の罠です。</text:span> <text:span text:style-name="Source_20_Text">cin &gt;&gt; N;</text:span> は数値を読み取りますが、<text:span text:style-name="T1">改行コードを入力ストリームに残します。</text:span> その直後に <text:span text:style-name="Source_20_Text">getline</text:span> を呼ぶと、空行を読み込んでバグります。</text:p>
      <text:p text:style-name="Text_20_body"><text:soft-page-break/>C++</text:p>
      <text:p text:style-name="Preformatted_20_Text"><text:span text:style-name="Source_20_Text">// パターンB: 数値のあとに文字列の行が続く場合</text:span></text:p>
      <text:p text:style-name="Preformatted_20_Text"><text:span text:style-name="Source_20_Text">// 入力例:</text:span></text:p>
      <text:p text:style-name="Preformatted_20_Text"><text:span text:style-name="Source_20_Text">// 3</text:span></text:p>
      <text:p text:style-name="Preformatted_20_Text"><text:span text:style-name="Source_20_Text">// apple banana</text:span></text:p>
      <text:p text:style-name="Preformatted_20_Text"><text:span text:style-name="Source_20_Text">// orange</text:span></text:p>
      <text:p text:style-name="Preformatted_20_Text"><text:span text:style-name="Source_20_Text">// grape</text:span></text:p>
      <text:p text:style-name="Preformatted_20_Text"/>
      <text:p text:style-name="Preformatted_20_Text"><text:span text:style-name="Source_20_Text">int N;</text:span></text:p>
      <text:p text:style-name="Preformatted_20_Text"><text:span text:style-name="Source_20_Text">cin &gt;&gt; N;</text:span></text:p>
      <text:p text:style-name="Preformatted_20_Text"/>
      <text:p text:style-name="Preformatted_20_Text"><text:span text:style-name="Source_20_Text">// 【重要】改行コードを捨てる（これがないと次のgetlineが空文字を吸う）</text:span></text:p>
      <text:p text:style-name="Preformatted_20_Text"><text:span text:style-name="Source_20_Text">string dummy;</text:span></text:p>
      <text:p text:style-name="Preformatted_20_Text"><text:span text:style-name="Source_20_Text">getline(cin, dummy); </text:span></text:p>
      <text:p text:style-name="Preformatted_20_Text"><text:span text:style-name="Source_20_Text">// または cin.ignore(numeric_limits&lt;streamsize&gt;::max(), '\n'); でも可</text:span></text:p>
      <text:p text:style-name="Preformatted_20_Text"/>
      <text:p text:style-name="Preformatted_20_Text"><text:span text:style-name="Source_20_Text">vector&lt;string&gt; lines(N);</text:span></text:p>
      <text:p text:style-name="Preformatted_20_Text"><text:span text:style-name="Source_20_Text">for(int i = 0; i &lt; N; ++i) {</text:span></text:p>
      <text:p text:style-name="Preformatted_20_Text"><text:span text:style-name="Source_20_Text"><text:s text:c="4"/>getline(cin, lines[i]); // 空白を含む1行をまるごと取得</text:span></text:p>
      <text:p text:style-name="P2"><text:span text:style-name="Source_20_Text">}</text:span></text:p>
      <text:p text:style-name="Horizontal_20_Line"/>
      <text:h text:style-name="Heading_20_3" text:outline-level="3">3. 実践パターン：文字列の分割（Split）</text:h>
      <text:p text:style-name="Text_20_body">C++には <text:span text:style-name="Source_20_Text">string.split()</text:span> が標準で存在しません。 そのため、<text:span text:style-name="Source_20_Text"><text:span text:style-name="T2">stringstream</text:span></text:span> を使うのが定石です。これはTDとして「文字列解析ツール」を作る際にも役立つ知識です。</text:p>
      <text:h text:style-name="Heading_20_4" text:outline-level="4">3-1. 空白区切りの文字列を分割して配列にする</text:h>
      <text:p text:style-name="Text_20_body">入力例：<text:span text:style-name="Source_20_Text">"10 20 30"</text:span> のような1行の文字列を <text:span text:style-name="Source_20_Text">vector&lt;int&gt;</text:span> にしたい場合。</text:p>
      <text:p text:style-name="Text_20_body">C++</text:p>
      <text:p text:style-name="Preformatted_20_Text"><text:span text:style-name="Source_20_Text">#include &lt;sstream&gt; // 必須</text:span></text:p>
      <text:p text:style-name="Preformatted_20_Text"/>
      <text:p text:style-name="Preformatted_20_Text"><text:span text:style-name="Source_20_Text">// 入力例: "10 20 30 40" という文字列行</text:span></text:p>
      <text:p text:style-name="Preformatted_20_Text"><text:span text:style-name="Source_20_Text">string line;</text:span></text:p>
      <text:p text:style-name="Preformatted_20_Text"><text:span text:style-name="Source_20_Text">getline(cin, line);</text:span></text:p>
      <text:p text:style-name="Preformatted_20_Text"/>
      <text:p text:style-name="Preformatted_20_Text"><text:span text:style-name="Source_20_Text">stringstream ss(line); // 文字列をストリーム化</text:span></text:p>
      <text:p text:style-name="Preformatted_20_Text"><text:span text:style-name="Source_20_Text">int val;</text:span></text:p>
      <text:p text:style-name="Preformatted_20_Text"><text:span text:style-name="Source_20_Text">vector&lt;int&gt; numbers;</text:span></text:p>
      <text:p text:style-name="Preformatted_20_Text"/>
      <text:p text:style-name="Preformatted_20_Text"><text:span text:style-name="Source_20_Text">// ストリームから整数として吸い出す（空白は自動スキップ）</text:span></text:p>
      <text:p text:style-name="Preformatted_20_Text"><text:span text:style-name="Source_20_Text">while (ss &gt;&gt; val) {</text:span></text:p>
      <text:p text:style-name="Preformatted_20_Text"><text:span text:style-name="Source_20_Text"><text:s text:c="4"/>numbers.push_back(val);</text:span></text:p>
      <text:p text:style-name="P2"><text:span text:style-name="Source_20_Text">}</text:span></text:p>
      <text:h text:style-name="Heading_20_4" text:outline-level="4">3-2. カンマ区切り（CSV）などを分割する</text:h>
      <text:p text:style-name="Text_20_body">入力例：<text:span text:style-name="Source_20_Text">"apple,banana,orange"</text:span> のような特定の区切り文字の場合。</text:p>
      <text:p text:style-name="Text_20_body">C++</text:p>
      <text:p text:style-name="Preformatted_20_Text"><text:span text:style-name="Source_20_Text">string line;</text:span></text:p>
      <text:p text:style-name="Preformatted_20_Text"><text:span text:style-name="Source_20_Text">cin &gt;&gt; line; // 空白がないならcinでもOK</text:span></text:p>
      <text:p text:style-name="Preformatted_20_Text"><text:soft-page-break/></text:p>
      <text:p text:style-name="Preformatted_20_Text"><text:span text:style-name="Source_20_Text">stringstream ss(line);</text:span></text:p>
      <text:p text:style-name="Preformatted_20_Text"><text:span text:style-name="Source_20_Text">string segment;</text:span></text:p>
      <text:p text:style-name="Preformatted_20_Text"><text:span text:style-name="Source_20_Text">vector&lt;string&gt; result;</text:span></text:p>
      <text:p text:style-name="Preformatted_20_Text"/>
      <text:p text:style-name="Preformatted_20_Text"><text:span text:style-name="Source_20_Text">// getlineの第3引数にデリミタ(区切り文字)を指定できる</text:span></text:p>
      <text:p text:style-name="Preformatted_20_Text"><text:span text:style-name="Source_20_Text">while (getline(ss, segment, ',')) {</text:span></text:p>
      <text:p text:style-name="Preformatted_20_Text"><text:span text:style-name="Source_20_Text"><text:s text:c="4"/>result.push_back(segment);</text:span></text:p>
      <text:p text:style-name="P2"><text:span text:style-name="Source_20_Text">}</text:span></text:p>
      <text:p text:style-name="Horizontal_20_Line"/>
      <text:h text:style-name="Heading_20_3" text:outline-level="3">4. 応用パターン：EOF（入力終わり）まで読み続ける</text:h>
      <text:p text:style-name="Text_20_body">入力の数が指定されていない問題（「入力がある限り処理せよ」）の場合。</text:p>
      <text:p text:style-name="Text_20_body">C++</text:p>
      <text:p text:style-name="Preformatted_20_Text"><text:span text:style-name="Source_20_Text">int x;</text:span></text:p>
      <text:p text:style-name="Preformatted_20_Text"><text:span text:style-name="Source_20_Text">// 入力が成功している間ループし続ける</text:span></text:p>
      <text:p text:style-name="Preformatted_20_Text"><text:span text:style-name="Source_20_Text">while (cin &gt;&gt; x) {</text:span></text:p>
      <text:p text:style-name="Preformatted_20_Text"><text:span text:style-name="Source_20_Text"><text:s text:c="4"/>// xを使った処理</text:span></text:p>
      <text:p text:style-name="P2"><text:span text:style-name="Source_20_Text">}</text:span></text:p>
      <text:p text:style-name="Horizontal_20_Line"/>
      <text:h text:style-name="Heading_20_3" text:outline-level="3">?￯ﾸﾏ これだけ持っていけばOK：入力対策チートシート</text:h>
      <text:p text:style-name="Text_20_body">本番でコピペして、必要な部分だけコメントアウトを外して使えるテンプレートです。</text:p>
      <text:p text:style-name="Text_20_body">C++</text:p>
      <text:p text:style-name="Preformatted_20_Text"><text:span text:style-name="Source_20_Text">#include &lt;iostream&gt;</text:span></text:p>
      <text:p text:style-name="Preformatted_20_Text"><text:span text:style-name="Source_20_Text">#include &lt;vector&gt;</text:span></text:p>
      <text:p text:style-name="Preformatted_20_Text"><text:span text:style-name="Source_20_Text">#include &lt;string&gt;</text:span></text:p>
      <text:p text:style-name="Preformatted_20_Text"><text:span text:style-name="Source_20_Text">#include &lt;sstream&gt; // stringstream</text:span></text:p>
      <text:p text:style-name="Preformatted_20_Text"><text:span text:style-name="Source_20_Text">#include &lt;limits&gt; <text:s/>// numeric_limits</text:span></text:p>
      <text:p text:style-name="Preformatted_20_Text"/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// 文字列分割用の便利関数（これを定義しておくと楽）</text:span></text:p>
      <text:p text:style-name="Preformatted_20_Text"><text:span text:style-name="Source_20_Text">vector&lt;string&gt; split(const string &amp;s, char delimiter) {</text:span></text:p>
      <text:p text:style-name="Preformatted_20_Text"><text:span text:style-name="Source_20_Text"><text:s text:c="4"/>vector&lt;string&gt; tokens;</text:span></text:p>
      <text:p text:style-name="Preformatted_20_Text"><text:span text:style-name="Source_20_Text"><text:s text:c="4"/>string token;</text:span></text:p>
      <text:p text:style-name="Preformatted_20_Text"><text:span text:style-name="Source_20_Text"><text:s text:c="4"/>istringstream tokenStream(s);</text:span></text:p>
      <text:p text:style-name="Preformatted_20_Text"><text:span text:style-name="Source_20_Text"><text:s text:c="4"/>while (getline(tokenStream, token, delimiter)) {</text:span></text:p>
      <text:p text:style-name="Preformatted_20_Text"><text:span text:style-name="Source_20_Text"><text:s text:c="8"/>tokens.push_back(token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tokens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// 1. 高速化</text:span></text:p>
      <text:p text:style-name="Preformatted_20_Text"><text:span text:style-name="Source_20_Text"><text:s text:c="4"/>ios::sync_with_stdio(false);</text:span></text:p>
      <text:p text:style-name="Preformatted_20_Text"><text:span text:style-name="Source_20_Text"><text:s text:c="4"/>cin.tie(nullptr);</text:span></text:p>
      <text:p text:style-name="Preformatted_20_Text"/>
      <text:p text:style-name="Preformatted_20_Text"><text:span text:style-name="Source_20_Text"><text:s text:c="4"/>// --- ここから問題に合わせて選択 ---</text:span></text:p>
      <text:p text:style-name="Preformatted_20_Text"><text:soft-page-break/></text:p>
      <text:p text:style-name="Preformatted_20_Text"><text:span text:style-name="Source_20_Text"><text:s text:c="4"/>// パターンA: 整数 N と 配列 A</text:span></text:p>
      <text:p text:style-name="Preformatted_20_Text"><text:span text:style-name="Source_20_Text"><text:s text:c="4"/>/*</text:span></text:p>
      <text:p text:style-name="Preformatted_20_Text"><text:span text:style-name="Source_20_Text"><text:s text:c="4"/>int N;</text:span></text:p>
      <text:p text:style-name="Preformatted_20_Text"><text:span text:style-name="Source_20_Text"><text:s text:c="4"/>if (!(cin &gt;&gt; N)) return 0;</text:span></text:p>
      <text:p text:style-name="Preformatted_20_Text"><text:span text:style-name="Source_20_Text"><text:s text:c="4"/>vector&lt;long long&gt; A(N); // long long推奨</text:span></text:p>
      <text:p text:style-name="Preformatted_20_Text"><text:span text:style-name="Source_20_Text"><text:s text:c="4"/>for(int i=0; i&lt;N; ++i) cin &gt;&gt; A[i];</text:span></text:p>
      <text:p text:style-name="Preformatted_20_Text"><text:span text:style-name="Source_20_Text"><text:s text:c="4"/>*/</text:span></text:p>
      <text:p text:style-name="Preformatted_20_Text"/>
      <text:p text:style-name="Preformatted_20_Text"><text:span text:style-name="Source_20_Text"><text:s text:c="4"/>// パターンB: 1行ごとの文字列読み込み</text:span></text:p>
      <text:p text:style-name="Preformatted_20_Text"><text:span text:style-name="Source_20_Text"><text:s text:c="4"/>/*</text:span></text:p>
      <text:p text:style-name="Preformatted_20_Text"><text:span text:style-name="Source_20_Text"><text:s text:c="4"/>int N;</text:span></text:p>
      <text:p text:style-name="Preformatted_20_Text"><text:span text:style-name="Source_20_Text"><text:s text:c="4"/>cin &gt;&gt; N;</text:span></text:p>
      <text:p text:style-name="Preformatted_20_Text"><text:span text:style-name="Source_20_Text"><text:s text:c="4"/>string dummy; getline(cin, dummy); // 改行飛ばし</text:span></text:p>
      <text:p text:style-name="Preformatted_20_Text"><text:span text:style-name="Source_20_Text"><text:s text:c="4"/>vector&lt;string&gt; S(N);</text:span></text:p>
      <text:p text:style-name="Preformatted_20_Text"><text:span text:style-name="Source_20_Text"><text:s text:c="4"/>for(int i=0; i&lt;N; ++i) getline(cin, S[i]);</text:span></text:p>
      <text:p text:style-name="Preformatted_20_Text"><text:span text:style-name="Source_20_Text"><text:s text:c="4"/>*/</text:span></text:p>
      <text:p text:style-name="Preformatted_20_Text"/>
      <text:p text:style-name="Preformatted_20_Text"><text:span text:style-name="Source_20_Text"><text:s text:c="4"/>// パターンC: 文字列分割 (例: カンマ区切り)</text:span></text:p>
      <text:p text:style-name="Preformatted_20_Text"><text:span text:style-name="Source_20_Text"><text:s text:c="4"/>/*</text:span></text:p>
      <text:p text:style-name="Preformatted_20_Text"><text:span text:style-name="Source_20_Text"><text:s text:c="4"/>string raw_input;</text:span></text:p>
      <text:p text:style-name="Preformatted_20_Text"><text:span text:style-name="Source_20_Text"><text:s text:c="4"/>cin &gt;&gt; raw_input;</text:span></text:p>
      <text:p text:style-name="Preformatted_20_Text"><text:span text:style-name="Source_20_Text"><text:s text:c="4"/>vector&lt;string&gt; items = split(raw_input, ',');</text:span></text:p>
      <text:p text:style-name="Preformatted_20_Text"><text:span text:style-name="Source_20_Text"><text:s text:c="4"/>*/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--- ここまで ---</text:span></text:p>
      <text:p text:style-name="Preformatted_20_Text"/>
      <text:p text:style-name="Preformatted_20_Text"><text:span text:style-name="Source_20_Text"><text:s text:c="4"/>return 0;</text:span></text:p>
      <text:p text:style-name="P2"><text:span text:style-name="Source_20_Text">}</text:span></text:p>
      <text:h text:style-name="Heading_20_3" text:outline-level="3">?TD視点でのアドバイス</text:h>
      <text:list xml:id="list3324553662810624649" text:style-name="L1">
        <text:list-item>
          <text:p text:style-name="P1"><text:span text:style-name="Source_20_Text"><text:span text:style-name="T2">stringstream</text:span></text:span><text:span text:style-name="T2"> </text:span><text:span text:style-name="T1">は重い？</text:span></text:p>
          <text:list>
            <text:list-item>
              <text:p text:style-name="P1">確かに毎フレーム実行するゲームループ内では避けるべきですが、コーディングテストやツール開発レベル（数万回の実行）では全く問題になりません。安心して使ってください。</text:p>
            </text:list-item>
          </text:list>
        </text:list-item>
        <text:list-item>
          <text:p text:style-name="P1"><text:span text:style-name="T1">なぜ </text:span><text:span text:style-name="Source_20_Text"><text:span text:style-name="T2">char*</text:span></text:span><text:span text:style-name="T2"> </text:span><text:span text:style-name="T1">や </text:span><text:span text:style-name="Source_20_Text"><text:span text:style-name="T2">strtok</text:span></text:span><text:span text:style-name="T2"> </text:span><text:span text:style-name="T1">を使わない？</text:span></text:p>
          <text:list>
            <text:list-item>
              <text:p text:style-name="P1">C言語由来の <text:span text:style-name="Source_20_Text">strtok</text:span> はスレッドセーフではなく、破壊的操作を行うためバグの温床です。テストでは安全な <text:span text:style-name="Source_20_Text">stringstream</text:span> や <text:span text:style-name="Source_20_Text">getline</text:span> を使うのが正解です。</text:p>
            </text:list-item>
          </text:list>
        </text:list-item>
      </text:list>
      <text:p text:style-name="Text_20_body">これを手元に置いておけば、入力周りの実装は「作業」になります。本来のアルゴリズム思考に時間を使ってください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ＭＳ Ｐ明朝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Tahoma" style:font-size-complex="12pt" style:font-weight-complex="bold"/>
    </style:style>
    <style:style style:name="Source_20_Text" style:display-name="Source Text" style:family="text">
      <style:text-properties style:font-name="Courier New" style:font-name-asian="ＭＳ Ｐゴシック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6S</meta:editing-duration>
    <meta:editing-cycles>4</meta:editing-cycles>
    <meta:generator>OpenOffice/4.1.15$Win32 OpenOffice.org_project/4115m2$Build-9813</meta:generator>
    <dc:date>2025-12-07T14:12:56.77</dc:date>
    <dc:creator>miyawaki hidenori</dc:creator>
    <meta:document-statistic meta:table-count="0" meta:image-count="0" meta:object-count="0" meta:page-count="4" meta:paragraph-count="137" meta:word-count="1580" meta:character-count="3350"/>
    <meta:user-defined meta:name="Info 1"/>
    <meta:user-defined meta:name="Info 2"/>
    <meta:user-defined meta:name="Info 3"/>
    <meta:user-defined meta:name="Info 4"/>
  </office:meta>
</office:document-meta>
</file>